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 text:c="4"/>1 <text:s/>- <text:s/>2 <text:s/>- <text:s/>3 <text:s/>4 <text:s/>- <text:s/>5 <text:s/>- <text:s/>6 <text:s/>- <text:s/>7 <text:s/>1 <text:s/>- <text:s/>2 <text:s/>- <text:s/>3 <text:s/>4 <text:s/>- <text:s/>5 <text:s/>- <text:s/>6 <text:s/>- <text:s/>7</text:p>
      <text:p text:style-name="Preformatted_20_Text"/>
      <text:p text:style-name="Preformatted_20_Text">1 <text:s text:c="2"/>C <text:s/>- <text:s/>D <text:s/>- <text:s/>E <text:s/>F <text:s/>- <text:s/>G <text:s/>- <text:s/>A <text:s/>- <text:s/>B <text:s/>C <text:s/>- <text:s/>D <text:s/>- <text:s/>E <text:s/>F <text:s/>- <text:s/>G <text:s/>- <text:s/>A <text:s/>- <text:s/>B</text:p>
      <text:p text:style-name="Preformatted_20_Text"/>
      <text:p text:style-name="Preformatted_20_Text"><text:s text:c="4"/>- <text:s/>D <text:s/>- <text:s/>E <text:s/>F <text:s/>- <text:s/>G <text:s/>- <text:s/>A <text:s/>- <text:s/>B <text:s/>C <text:s/>- <text:s/>D <text:s/>- <text:s/>E <text:s/>F <text:s/>- <text:s/>G <text:s/>- <text:s/>A <text:s/>- <text:s/>B <text:s/>C</text:p>
      <text:p text:style-name="Preformatted_20_Text"/>
      <text:p text:style-name="Preformatted_20_Text">2 <text:s text:c="2"/>D <text:s/>- <text:s/>E <text:s/>F <text:s/>- <text:s/>G <text:s/>- <text:s/>A <text:s/>- <text:s/>B <text:s/>C <text:s/>- <text:s/>D <text:s/>- <text:s/>E <text:s/>F <text:s/>- <text:s/>G <text:s/>- <text:s/>A <text:s/>- <text:s/>B <text:s/>C <text:s/>-</text:p>
      <text:p text:style-name="Preformatted_20_Text"/>
      <text:p text:style-name="Preformatted_20_Text"><text:s text:c="4"/>- <text:s/>E <text:s/>F <text:s/>- <text:s/>G <text:s/>- <text:s/>A <text:s/>- <text:s/>B <text:s/>C <text:s/>- <text:s/>D <text:s/>- <text:s/>E <text:s/>F <text:s/>- <text:s/>G <text:s/>- <text:s/>A <text:s/>- <text:s/>B <text:s/>C <text:s/>- <text:s/>D</text:p>
      <text:p text:style-name="Preformatted_20_Text"/>
      <text:p text:style-name="Preformatted_20_Text">3 <text:s text:c="2"/>E <text:s/>F <text:s/>- <text:s/>G <text:s/>- <text:s/>A <text:s/>- <text:s/>B <text:s/>C <text:s/>- <text:s/>D <text:s/>- <text:s/>E <text:s/>F <text:s/>- <text:s/>G <text:s/>- <text:s/>A <text:s/>- <text:s/>B <text:s/>C <text:s/>- <text:s/>D <text:s/>-</text:p>
      <text:p text:style-name="Preformatted_20_Text"/>
      <text:p text:style-name="Preformatted_20_Text">4 <text:s text:c="2"/>F <text:s/>- <text:s/>G <text:s/>- <text:s/>A <text:s/>- <text:s/>B <text:s/>C <text:s/>- <text:s/>D <text:s/>- <text:s/>E <text:s/>F <text:s/>- <text:s/>G <text:s/>- <text:s/>A <text:s/>- <text:s/>B <text:s/>C <text:s/>- <text:s/>D <text:s/>- <text:s/>E</text:p>
      <text:p text:style-name="Preformatted_20_Text"/>
      <text:p text:style-name="Preformatted_20_Text"><text:s text:c="4"/>- <text:s/>G <text:s/>- <text:s/>A <text:s/>- <text:s/>B <text:s/>C <text:s/>- <text:s/>D <text:s/>- <text:s/>E <text:s/>F <text:s/>- <text:s/>G <text:s/>- <text:s/>A <text:s/>- <text:s/>B <text:s/>C <text:s/>- <text:s/>D <text:s/>- <text:s/>E <text:s/>F</text:p>
      <text:p text:style-name="Preformatted_20_Text"/>
      <text:p text:style-name="Preformatted_20_Text">5 <text:s text:c="2"/>G <text:s/>- <text:s/>A <text:s/>- <text:s/>B <text:s/>C <text:s/>- <text:s/>D <text:s/>- <text:s/>E <text:s/>F <text:s/>- <text:s/>G <text:s/>- <text:s/>A <text:s/>- <text:s/>B <text:s/>C <text:s/>- <text:s/>D <text:s/>- <text:s/>E <text:s/>F <text:s/>-</text:p>
      <text:p text:style-name="Preformatted_20_Text"/>
      <text:p text:style-name="Preformatted_20_Text"><text:s text:c="4"/>- <text:s/>A <text:s/>- <text:s/>B <text:s/>C <text:s/>- <text:s/>D <text:s/>- <text:s/>E <text:s/>F <text:s/>- <text:s/>G <text:s/>- <text:s/>A <text:s/>- <text:s/>B <text:s/>C <text:s/>- <text:s/>D <text:s/>- <text:s/>E <text:s/>F <text:s/>- <text:s/>G</text:p>
      <text:p text:style-name="Preformatted_20_Text"/>
      <text:p text:style-name="Preformatted_20_Text">6 <text:s text:c="2"/>A <text:s/>- <text:s/>B <text:s/>C <text:s/>- <text:s/>D <text:s/>- <text:s/>E <text:s/>F <text:s/>- <text:s/>G <text:s/>- <text:s/>A <text:s/>- <text:s/>B <text:s/>C <text:s/>- <text:s/>D <text:s/>- <text:s/>E <text:s/>F <text:s/>- <text:s/>G <text:s/>-</text:p>
      <text:p text:style-name="Preformatted_20_Text"/>
      <text:p text:style-name="Preformatted_20_Text"><text:s text:c="4"/>- <text:s/>B <text:s/>C <text:s/>- <text:s/>D <text:s/>- <text:s/>E <text:s/>F <text:s/>- <text:s/>G <text:s/>- <text:s/>A <text:s/>- <text:s/>B <text:s/>C <text:s/>- <text:s/>D <text:s/>- <text:s/>E <text:s/>F <text:s/>- <text:s/>G <text:s/>- <text:s/>A</text:p>
      <text:p text:style-name="Preformatted_20_Text"/>
      <text:p text:style-name="Preformatted_20_Text">7 <text:s text:c="2"/>B <text:s/>C <text:s/>- <text:s/>D <text:s/>- <text:s/>E <text:s/>F <text:s/>- <text:s/>G <text:s/>- <text:s/>A <text:s/>- <text:s/>B <text:s/>C <text:s/>- <text:s/>D <text:s/>- <text:s/>E <text:s/>F <text:s/>- <text:s/>G <text:s/>- <text:s/>A <text:s/>-</text:p>
      <text:p text:style-name="Preformatted_20_Text"/>
      <text:p text:style-name="Preformatted_20_Text">1 <text:s text:c="2"/>C <text:s/>- <text:s/>D <text:s/>- <text:s/>E <text:s/>F <text:s/>- <text:s/>G <text:s/>- <text:s/>A <text:s/>- <text:s/>B <text:s/>C <text:s/>- <text:s/>D <text:s/>- <text:s/>E <text:s/>F <text:s/>- <text:s/>G <text:s/>- <text:s/>A <text:s/>- <text:s/>B</text:p>
      <text:p text:style-name="Preformatted_20_Text"/>
      <text:p text:style-name="Preformatted_20_Text"><text:s text:c="4"/>- <text:s/>D <text:s/>- <text:s/>E <text:s/>F <text:s/>- <text:s/>G <text:s/>- <text:s/>A <text:s/>- <text:s/>B <text:s/>C <text:s/>- <text:s/>D <text:s/>- <text:s/>E <text:s/>F <text:s/>- <text:s/>G <text:s/>- <text:s/>A <text:s/>- <text:s/>B <text:s/>C</text:p>
      <text:p text:style-name="Preformatted_20_Text"/>
      <text:p text:style-name="Preformatted_20_Text">2 <text:s text:c="2"/>D <text:s/>- <text:s/>E <text:s/>F <text:s/>- <text:s/>G <text:s/>- <text:s/>A <text:s/>- <text:s/>B <text:s/>C <text:s/>- <text:s/>D <text:s/>- <text:s/>E <text:s/>F <text:s/>- <text:s/>G <text:s/>- <text:s/>A <text:s/>- <text:s/>B <text:s/>C <text:s/>-</text:p>
      <text:p text:style-name="Preformatted_20_Text"/>
      <text:p text:style-name="Preformatted_20_Text"><text:s text:c="4"/>- <text:s/>E <text:s/>F <text:s/>- <text:s/>G <text:s/>- <text:s/>A <text:s/>- <text:s/>B <text:s/>C <text:s/>- <text:s/>D <text:s/>- <text:s/>E <text:s/>F <text:s/>- <text:s/>G <text:s/>- <text:s/>A <text:s/>- <text:s/>B <text:s/>C <text:s/>- <text:s/>D</text:p>
      <text:p text:style-name="Preformatted_20_Text"/>
      <text:p text:style-name="Preformatted_20_Text">3 <text:s text:c="2"/>E <text:s/>F <text:s/>- <text:s/>G <text:s/>- <text:s/>A <text:s/>- <text:s/>B <text:s/>C <text:s/>- <text:s/>D <text:s/>- <text:s/>E <text:s/>F <text:s/>- <text:s/>G <text:s/>- <text:s/>A <text:s/>- <text:s/>B <text:s/>C <text:s/>- <text:s/>D <text:s/>-</text:p>
      <text:p text:style-name="Preformatted_20_Text"/>
      <text:p text:style-name="Preformatted_20_Text">4 <text:s text:c="2"/>F <text:s/>- <text:s/>G <text:s/>- <text:s/>A <text:s/>- <text:s/>B <text:s/>C <text:s/>- <text:s/>D <text:s/>- <text:s/>E <text:s/>F <text:s/>- <text:s/>G <text:s/>- <text:s/>A <text:s/>- <text:s/>B <text:s/>C <text:s/>- <text:s/>D <text:s/>- <text:s/>E</text:p>
      <text:p text:style-name="Preformatted_20_Text"/>
      <text:p text:style-name="Preformatted_20_Text"><text:s text:c="4"/>- <text:s/>G <text:s/>- <text:s/>A <text:s/>- <text:s/>B <text:s/>C <text:s/>- <text:s/>D <text:s/>- <text:s/>E <text:s/>F <text:s/>- <text:s/>G <text:s/>- <text:s/>A <text:s/>- <text:s/>B <text:s/>C <text:s/>- <text:s/>D <text:s/>- <text:s/>E <text:s/>F</text:p>
      <text:p text:style-name="Preformatted_20_Text"/>
      <text:p text:style-name="Preformatted_20_Text">5 <text:s text:c="2"/>G <text:s/>- <text:s/>A <text:s/>- <text:s/>B <text:s/>C <text:s/>- <text:s/>D <text:s/>- <text:s/>E <text:s/>F <text:s/>- <text:s/>G <text:s/>- <text:s/>A <text:s/>- <text:s/>B <text:s/>C <text:s/>- <text:s/>D <text:s/>- <text:s/>E <text:s/>F <text:s/>-</text:p>
      <text:p text:style-name="Preformatted_20_Text"/>
      <text:p text:style-name="Preformatted_20_Text"><text:s text:c="4"/>- <text:s/>A <text:s/>- <text:s/>B <text:s/>C <text:s/>- <text:s/>D <text:s/>- <text:s/>E <text:s/>F <text:s/>- <text:s/>G <text:s/>- <text:s/>A <text:s/>- <text:s/>B <text:s/>C <text:s/>- <text:s/>D <text:s/>- <text:s/>E <text:s/>F <text:s/>- <text:s/>G</text:p>
      <text:p text:style-name="Preformatted_20_Text"/>
      <text:p text:style-name="Preformatted_20_Text">6 <text:s text:c="2"/>A <text:s/>- <text:s/>B <text:s/>C <text:s/>- <text:s/>D <text:s/>- <text:s/>E <text:s/>F <text:s/>- <text:s/>G <text:s/>- <text:s/>A <text:s/>- <text:s/>B <text:s/>C <text:s/>- <text:s/>D <text:s/>- <text:s/>E <text:s/>F <text:s/>- <text:s/>G <text:s/>-</text:p>
      <text:p text:style-name="Preformatted_20_Text"/>
      <text:p text:style-name="Preformatted_20_Text"><text:s text:c="4"/>- <text:s/>B <text:s/>C <text:s/>- <text:s/>D <text:s/>- <text:s/>E <text:s/>F <text:s/>- <text:s/>G <text:s/>- <text:s/>A <text:s/>- <text:s/>B <text:s/>C <text:s/>- <text:s/>D <text:s/>- <text:s/>E <text:s/>F <text:s/>- <text:s/>G <text:s/>- <text:s/>A</text:p>
      <text:p text:style-name="Preformatted_20_Text"/>
      <text:p text:style-name="Preformatted_20_Text">7 <text:s text:c="2"/>B <text:s/>C <text:s/>- <text:s/>D <text:s/>- <text:s/>E <text:s/>F <text:s/>- <text:s/>G <text:s/>- <text:s/>A <text:s/>- <text:s/>B <text:s/>C <text:s/>- <text:s/>D <text:s/>- <text:s/>E <text:s/>F <text:s/>- <text:s/>G <text:s/>- <text:s/>A <text:s/>-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print-date>2020-06-23T17:09:07.057131477</meta:print-date>
    <meta:document-statistic meta:table-count="0" meta:image-count="0" meta:object-count="0" meta:page-count="1" meta:paragraph-count="25" meta:word-count="614" meta:character-count="1850" meta:non-whitespace-character-count="614"/>
  </office:meta>
</office:document-meta>
</file>